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1400000014B603FFCC25E521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000000" officeooo:rsid="0019f41e" officeooo:paragraph-rsid="0020afb8"/>
    </style:style>
    <style:style style:name="P2" style:family="paragraph" style:parent-style-name="Text_20_body">
      <style:text-properties fo:color="#000000" officeooo:paragraph-rsid="001e5c5b"/>
    </style:style>
    <style:style style:name="P3" style:family="paragraph" style:parent-style-name="Text_20_body">
      <style:text-properties fo:color="#000000" officeooo:paragraph-rsid="0020afb8"/>
    </style:style>
    <style:style style:name="P4" style:family="paragraph" style:parent-style-name="Text_20_body">
      <style:text-properties fo:color="#000000" officeooo:paragraph-rsid="0026a5f8"/>
    </style:style>
    <style:style style:name="P5" style:family="paragraph" style:parent-style-name="Text_20_body">
      <style:text-properties fo:color="#000000" officeooo:rsid="001b1caf" officeooo:paragraph-rsid="001e5c5b"/>
    </style:style>
    <style:style style:name="P6" style:family="paragraph" style:parent-style-name="Title">
      <style:text-properties fo:color="#000000" fo:font-size="20pt" style:font-size-asian="20pt" style:font-size-complex="20pt"/>
    </style:style>
    <style:style style:name="P7" style:family="paragraph" style:parent-style-name="Horizontal_20_Line">
      <style:text-properties officeooo:paragraph-rsid="0020afb8"/>
    </style:style>
    <style:style style:name="P8" style:family="paragraph" style:parent-style-name="Horizontal_20_Line">
      <style:text-properties fo:color="#000000" officeooo:rsid="001c64be"/>
    </style:style>
    <style:style style:name="P9" style:family="paragraph" style:parent-style-name="Horizontal_20_Line">
      <style:text-properties fo:color="#000000" officeooo:rsid="001c64be" officeooo:paragraph-rsid="0020afb8"/>
    </style:style>
    <style:style style:name="P10" style:family="paragraph" style:parent-style-name="Horizontal_20_Line">
      <style:text-properties fo:color="#000000" officeooo:paragraph-rsid="0026a5f8"/>
    </style:style>
    <style:style style:name="T1" style:family="text">
      <style:text-properties officeooo:rsid="001c64be"/>
    </style:style>
    <style:style style:name="T2" style:family="text">
      <style:text-properties officeooo:rsid="0020af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6.55in" svg:y="-0.1in" svg:width="0.2098in" svg:height="0.2098in" draw:z-index="0"><draw:image xlink:href="Pictures/100000000000001400000014B603FFCC25E52139.png" xlink:type="simple" xlink:show="embed" xlink:actuate="onLoad" loext:mime-type="image/png"/></draw:frame>Fallout 76 – Vendor Record</text:p>
      <text:p text:style-name="P1"><text:span text:style-name="T2">Character: </text:span>_________________ <text:s/>Platform: ________ <text:s/>Start: _____________ <text:s/><text:span text:style-name="T2">End: </text:span>_____________</text:p>
      <text:p text:style-name="P8">responders</text:p>
      <text:p text:style-name="P2"/>
      <text:p text:style-name="P2"/>
      <text:p text:style-name="P2"/>
      <text:p text:style-name="P9">raiders</text:p>
      <text:p text:style-name="P3"/>
      <text:p text:style-name="P3"/>
      <text:p text:style-name="P3"/>
      <text:p text:style-name="P9">whitespring resort</text:p>
      <text:p text:style-name="P2"/>
      <text:p text:style-name="P2"/>
      <text:p text:style-name="P2"/>
      <text:p text:style-name="P9">enclave @ whitespring bunker</text:p>
      <text:p text:style-name="P3"/>
      <text:p text:style-name="P3"/>
      <text:p text:style-name="P3"/>
      <text:p text:style-name="P8">harpers ferry</text:p>
      <text:p text:style-name="P2"/>
      <text:p text:style-name="P2"/>
      <text:p text:style-name="P2"/>
      <text:p text:style-name="Horizontal_20_Line">grahm &amp; watoga station</text:p>
      <text:p text:style-name="P2"/>
      <text:p text:style-name="P2"/>
      <text:p text:style-name="P2"/>
      <text:p text:style-name="P10">bro<text:span text:style-name="T1">ther</text:span>hood <text:span text:style-name="T1">@ </text:span>watoga <text:span text:style-name="T1">shopping plaza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8pt" style:font-size-asian="8pt" style:font-size-complex="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Koeritz</meta:initial-creator>
    <meta:creation-date>2019-02-02T20:01:46.063952701</meta:creation-date>
    <dc:date>2019-03-18T11:03:56.858890439</dc:date>
    <dc:creator>Chris Koeritz</dc:creator>
    <meta:editing-duration>PT23H38M30S</meta:editing-duration>
    <meta:editing-cycles>11</meta:editing-cycles>
    <meta:generator>LibreOffice/6.0.7.3$Linux_X86_64 LibreOffice_project/00m0$Build-3</meta:generator>
    <meta:printed-by>Chris Koeritz</meta:printed-by>
    <meta:print-date>2019-03-18T10:59:46.403641856</meta:print-date>
    <meta:document-statistic meta:table-count="0" meta:image-count="1" meta:object-count="0" meta:page-count="1" meta:paragraph-count="9" meta:word-count="31" meta:character-count="249" meta:non-whitespace-character-count="223"/>
  </office:meta>
</office:document-meta>
</file>